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f function(x):</text:p>
      <text:p text:style-name="Standard"><text:tab/>return x*x - 4*x +3</text:p>
      <text:p text:style-name="Standard"/>
      <text:p text:style-name="Standard">def derivativeFunction(x):</text:p>
      <text:p text:style-name="Standard"><text:tab/>return 2*x - 4</text:p>
      <text:p text:style-name="Standard"/>
      <text:p text:style-name="Standard">if __name__ == '__main__':</text:p>
      <text:p text:style-name="Standard"><text:tab/>p0 = 1.99</text:p>
      <text:p text:style-name="Standard"><text:tab/>tol = 1e-5</text:p>
      <text:p text:style-name="Standard"><text:tab/>iteration = 1</text:p>
      <text:p text:style-name="Standard"><text:tab/>maxIteration = 1000</text:p>
      <text:p text:style-name="Standard"><text:tab/>while iteration &lt;= maxIteration:</text:p>
      <text:p text:style-name="Standard"><text:tab/><text:tab/>p = p0 - function(p0)/derivativeFunction(p0)</text:p>
      <text:p text:style-name="Standard"><text:tab/><text:tab/>print(p)</text:p>
      <text:p text:style-name="Standard"><text:tab/><text:tab/>if abs(p - p0) &lt; tol:</text:p>
      <text:p text:style-name="Standard"><text:tab/><text:tab/><text:tab/>print('abs: {} PN: {} iteration: {}'.format(str(abs(p-p0)), p, iteration))</text:p>
      <text:p text:style-name="Standard"><text:tab/><text:tab/><text:tab/>break</text:p>
      <text:p text:style-name="Standard"><text:tab/><text:tab/>p0 = p</text:p>
      <text:p text:style-name="Standard"><text:tab/><text:tab/>iteration = iteration + 1</text:p>
      <text:p text:style-name="Standard"><text:tab/>if iteration == maxIteration:</text:p>
      <text:p text:style-name="Standard"><text:tab/><text:tab/>print('The method failed after {} iterations'.format(iteration))</text:p>
      <text:p text:style-name="Standard"/>
      <text:p text:style-name="Standard">Print Result for 1.99:</text:p>
      <text:p text:style-name="Standard">-48.004999999999946</text:p>
      <text:p text:style-name="Standard">-23.01249900009996</text:p>
      <text:p text:style-name="Standard">-10.526239505846604</text:p>
      <text:p text:style-name="Standard">-4.303035962394358</text:p>
      <text:p text:style-name="Standard">-1.2308448330481183</text:p>
      <text:p text:style-name="Standard">0.22981930016702723</text:p>
      <text:p text:style-name="Standard">0.8324526105015218</text:p>
      <text:p text:style-name="Standard">0.9879781634646054</text:p>
      <text:p text:style-name="Standard">0.9999285961288253</text:p>
      <text:p text:style-name="Standard">0.9999999974509256</text:p>
      <text:p text:style-name="Standard">0.9999999999999999</text:p>
      <text:p text:style-name="Standard">abs: 2.5490742849854087e-09 PN: 0.9999999999999999 iteration: 11</text:p>
      <text:p text:style-name="Standard"/>
      <text:p text:style-name="Standard">Print Result for 2.01:</text:p>
      <text:p text:style-name="Standard">52.005000000001075</text:p>
      <text:p text:style-name="Standard">27.012499000100526</text:p>
      <text:p text:style-name="Standard">14.526239505846885</text:p>
      <text:p text:style-name="Standard">8.303035962394498</text:p>
      <text:p text:style-name="Standard">5.230844833048186</text:p>
      <text:p text:style-name="Standard">3.770180699833003</text:p>
      <text:p text:style-name="Standard">3.1675473894984885</text:p>
      <text:p text:style-name="Standard">3.0120218365353955</text:p>
      <text:p text:style-name="Standard">3.000071403871174</text:p>
      <text:p text:style-name="Standard">3.000000002549074</text:p>
      <text:p text:style-name="Standard">3.0</text:p>
      <text:p text:style-name="Standard">abs: 2.549073840896199e-09 PN: 3.0 iteration: 11</text:p>
      <text:p text:style-name="Standard"><text:soft-page-break/></text:p>
      <text:p text:style-name="Standard">import math</text:p>
      <text:p text:style-name="Standard"/>
      <text:p text:style-name="Standard">def function(x):</text:p>
      <text:p text:style-name="Standard"><text:tab/>return 3*x - math.exp(x)</text:p>
      <text:p text:style-name="Standard"/>
      <text:p text:style-name="Standard"/>
      <text:p text:style-name="Standard">def derivativeFunction(x):</text:p>
      <text:p text:style-name="Standard"><text:tab/>return 3 - math.exp(x)</text:p>
      <text:p text:style-name="Standard"/>
      <text:p text:style-name="Standard"/>
      <text:p text:style-name="Standard">if __name__ == '__main__':</text:p>
      <text:p text:style-name="Standard"><text:tab/>p0 = 1</text:p>
      <text:p text:style-name="Standard"><text:tab/>p1 = 2</text:p>
      <text:p text:style-name="Standard"><text:tab/>q0 = function(p0)</text:p>
      <text:p text:style-name="Standard"><text:tab/>q1 = function(p1)</text:p>
      <text:p text:style-name="Standard"><text:tab/>maxIteration = 1000</text:p>
      <text:p text:style-name="Standard"><text:tab/>iteration = 1</text:p>
      <text:p text:style-name="Standard"><text:tab/>tol = 1e-5</text:p>
      <text:p text:style-name="Standard"><text:tab/>while iteration &lt;= maxIteration:</text:p>
      <text:p text:style-name="Standard"><text:tab/><text:tab/>p = p1 - q1 * (p1 - p0) / (q1 - q0)</text:p>
      <text:p text:style-name="Standard"><text:tab/><text:tab/>print(p)</text:p>
      <text:p text:style-name="Standard"><text:tab/><text:tab/>if abs(p1 - p) &lt; tol:</text:p>
      <text:p text:style-name="Standard"><text:tab/><text:tab/><text:tab/>print('abs: {} PN: {} iteration: {}'.format(str(abs(p1-p)), p, iteration))</text:p>
      <text:p text:style-name="Standard"><text:tab/><text:tab/><text:tab/>break</text:p>
      <text:p text:style-name="Standard"><text:tab/><text:tab/>iteration = iteration + 1</text:p>
      <text:p text:style-name="Standard"><text:tab/><text:tab/>p0 = p1</text:p>
      <text:p text:style-name="Standard"><text:tab/><text:tab/>q0 = q1</text:p>
      <text:p text:style-name="Standard"><text:tab/><text:tab/>p1 = p</text:p>
      <text:p text:style-name="Standard"><text:tab/><text:tab/>q1 = function(p)</text:p>
      <text:p text:style-name="Standard"><text:tab/>if iteration == maxIteration:</text:p>
      <text:p text:style-name="Standard"><text:tab/><text:tab/>print('The method failed after {} iterations'.format(iteration))</text:p>
      <text:p text:style-name="Standard"/>
      <text:p text:style-name="Standard">Print Result for p0 = 1, p1 = 2:</text:p>
      <text:p text:style-name="Standard">1.1686153399174835</text:p>
      <text:p text:style-name="Standard">1.3115165547175733</text:p>
      <text:p text:style-name="Standard">1.7970430096312444</text:p>
      <text:p text:style-name="Standard">1.4367778925334904</text:p>
      <text:p text:style-name="Standard">1.4867662868726117</text:p>
      <text:p text:style-name="Standard">1.5153257605230879</text:p>
      <text:p text:style-name="Standard">1.512011934333299</text:p>
      <text:p text:style-name="Standard">1.5121339760022816</text:p>
      <text:p text:style-name="Standard">1.5121345517620621</text:p>
      <text:p text:style-name="Standard">abs: 5.757597805189363e-07 PN: 1.5121345517620621 iteration: 9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0T00:49:39.398544595</meta:creation-date>
    <dc:date>2019-04-20T00:54:38.426900799</dc:date>
    <meta:editing-duration>PT4M5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82" meta:word-count="237" meta:character-count="1854" meta:non-whitespace-character-count="1638"/>
  </office:meta>
</office:document-meta>
</file>